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creditableManager.notifyRemoved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ccreditableManager.getIPRang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ccreditableManager.getRole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ccreditableManager.addItemManagerListener( ItemManager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AccreditableManager.itemRemoved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creditableManager.getGroup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ccreditableManager.removeItemManagerListener( ItemManager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creditableManager.AbstractAccreditableManag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creditableManager.itemAdded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AccreditableManager.getUser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AccreditableManager.notifyAdded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